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9.20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emon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mment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LCSC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n</text:p>
          </table:table-cell>
          <table:table-cell office:value-type="string" table:style-name="ce1">
            <text:p>C3,C4,C5,C8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4967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n</text:p>
          </table:table-cell>
          <table:table-cell office:value-type="string" table:style-name="ce1">
            <text:p>C6,C7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C466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N5711UR</text:p>
          </table:table-cell>
          <table:table-cell office:value-type="string" table:style-name="ce1">
            <text:p>D3,D4,D5,D6,D7,D8</text:p>
          </table:table-cell>
          <table:table-cell office:value-type="string" table:style-name="ce1">
            <text:p>Diode_SMD:D_SOD-323</text:p>
          </table:table-cell>
          <table:table-cell office:value-type="string" table:style-name="ce1">
            <text:p>C15144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MBT3904</text:p>
          </table:table-cell>
          <table:table-cell office:value-type="string" table:style-name="ce1">
            <text:p>Q1,Q2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C2052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0k</text:p>
          </table:table-cell>
          <table:table-cell office:value-type="string" table:style-name="ce1">
            <text:p>R1,R2,R11,R13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C177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k7</text:p>
          </table:table-cell>
          <table:table-cell office:value-type="string" table:style-name="ce1">
            <text:p>R12,R14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C17673</text:p>
          </table:table-cell>
          <table:table-cell table:number-columns-repeated="16380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R3,R4,R5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C177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k</text:p>
          </table:table-cell>
          <table:table-cell office:value-type="string" table:style-name="ce1">
            <text:p>R6,R7,R8,R9,R10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C175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78L05_SOT89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Package_TO_SOT_SMD:SOT-89-3</text:p>
          </table:table-cell>
          <table:table-cell office:value-type="string" table:style-name="ce1">
            <text:p>C7113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L072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Package_SO:SO-8_3.9x4.9mm_P1.27mm</text:p>
          </table:table-cell>
          <table:table-cell office:value-type="string" table:style-name="ce1">
            <text:p>C696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onkiconn Jacks</text:p>
          </table:table-cell>
          <table:table-cell office:value-type="string" table:style-name="ce1">
            <text:p>CVJ1,CVO1,CVJ2,CVO2,CVJ3</text:p>
          </table:table-cell>
          <table:table-cell office:value-type="string" table:style-name="ce1">
            <text:p>kicad_libraries:Thonkiconn</text:p>
          </table:table-cell>
          <table:table-cell table:style-name="ce1"/>
          <table:table-cell office:value-type="string" table:style-name="ce1">
            <text:p>Thonkiconn 3.5mm mono jack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k</text:p>
          </table:table-cell>
          <table:table-cell office:value-type="string" table:style-name="ce1">
            <text:p>CV1,CV2</text:p>
          </table:table-cell>
          <table:table-cell office:value-type="string" table:style-name="ce1">
            <text:p>Potentiometer_THT:Potentiometer_GND_Alpha_RD901F-40-00D_Single_Vertical_CircularHoles</text:p>
          </table:table-cell>
          <table:table-cell table:style-name="ce1"/>
          <table:table-cell office:value-type="string" table:style-name="ce1">
            <text:p>Alpha Trimpots - short shafts with white mark from Thonk are bes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N5817</text:p>
          </table:table-cell>
          <table:table-cell office:value-type="string" table:style-name="ce1">
            <text:p>D1,D2</text:p>
          </table:table-cell>
          <table:table-cell office:value-type="string" table:style-name="ce1">
            <text:p>Diode_THT:D_DO-41_SOD81_P10.16mm_Horizontal</text:p>
          </table:table-cell>
          <table:table-cell table:style-name="ce1"/>
          <table:table-cell office:value-type="string" table:style-name="ce1">
            <text:p>Reverse power connection protection diod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lue LED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LED_THT:LED_D3.0mm</text:p>
          </table:table-cell>
          <table:table-cell table:style-name="ce1"/>
          <table:table-cell office:value-type="string" table:style-name="ce1">
            <text:p>3mm LED (suggested colour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d LED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LED_THT:LED_D3.0mm</text:p>
          </table:table-cell>
          <table:table-cell table:style-name="ce1"/>
          <table:table-cell office:value-type="string" table:style-name="ce1">
            <text:p>3mm LED (suggested colour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x5 Pin Header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Connector_PinHeader_2.54mm:PinHeader_2x05_P2.54mm_Vertical</text:p>
          </table:table-cell>
          <table:table-cell table:style-name="ce1"/>
          <table:table-cell office:value-type="string" table:style-name="ce1">
            <text:p>Pow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x3 Pin Header Socket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Connector_PinHeader_2.54mm:PinHeader_2x03_P2.54mm_Vertical</text:p>
          </table:table-cell>
          <table:table-cell table:style-name="ce1"/>
          <table:table-cell office:value-type="string" table:style-name="ce1">
            <text:p>ICSP programming header (do not connect +5V pin while module is powered by Eurorack PSU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W_Push</text:p>
          </table:table-cell>
          <table:table-cell office:value-type="string" table:style-name="ce1">
            <text:p>SW1</text:p>
          </table:table-cell>
          <table:table-cell office:value-type="string" table:style-name="ce1">
            <text:p>Button_Switch_THT:SW_PUSH_6mm</text:p>
          </table:table-cell>
          <table:table-cell table:style-name="ce1"/>
          <table:table-cell office:value-type="string" table:style-name="ce1">
            <text:p>6mm PCB mount push butt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Ttiny85-20S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Package_DIP:DIP-8_W7.62mm_Socket_LongPads</text:p>
          </table:table-cell>
          <table:table-cell table:style-name="ce1"/>
          <table:table-cell office:value-type="string" table:style-name="ce1">
            <text:p>ATTiny85 DIP-8 pack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u</text:p>
          </table:table-cell>
          <table:table-cell office:value-type="string" table:style-name="ce1">
            <text:p>C1,C2</text:p>
          </table:table-cell>
          <table:table-cell office:value-type="string" table:style-name="ce1">
            <text:p>Capacitor_THT:CP_Radial_D5.0mm_P2.50mm</text:p>
          </table:table-cell>
          <table:table-cell table:style-name="ce1"/>
          <table:table-cell office:value-type="string" table:style-name="ce1">
            <text:p>Power filtering capacitors, mount on rear of PCB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>Nathan Birchenough</meta:initial-creator>
    <dc:creator>Nathan Birchenough</dc:creator>
    <meta:creation-date>2021-06-04T10:54:08Z</meta:creation-date>
    <dc:date>2021-06-04T11:03:08Z</dc:date>
  </office:meta>
</office:document-meta>
</file>